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5pt" officeooo:rsid="00028d25" officeooo:paragraph-rsid="00028d25" style:font-size-asian="13.1000003814697pt" style:font-size-complex="15pt"/>
    </style:style>
    <style:style style:name="P2" style:family="paragraph" style:parent-style-name="Standard">
      <style:text-properties fo:font-size="15pt" officeooo:rsid="0003d5cb" officeooo:paragraph-rsid="0003d5cb" style:font-size-asian="13.1000003814697pt" style:font-size-complex="15pt"/>
    </style:style>
    <style:style style:name="P3" style:family="paragraph" style:parent-style-name="Standard">
      <style:text-properties fo:font-size="15pt" officeooo:rsid="0004d4bf" officeooo:paragraph-rsid="0004d4bf" style:font-size-asian="13.1000003814697pt" style:font-size-complex="15pt"/>
    </style:style>
    <style:style style:name="P4" style:family="paragraph" style:parent-style-name="Standard">
      <style:text-properties fo:font-size="15pt" officeooo:rsid="0004d4bf" officeooo:paragraph-rsid="0004d4bf" style:font-size-asian="13.1000003814697pt" style:font-size-complex="15pt"/>
    </style:style>
    <style:style style:name="P5" style:family="paragraph" style:parent-style-name="Standard">
      <style:text-properties fo:font-size="15pt" officeooo:rsid="0006eb4b" officeooo:paragraph-rsid="0006eb4b" style:font-size-asian="13.1000003814697pt" style:font-size-complex="15pt"/>
    </style:style>
    <style:style style:name="P6" style:family="paragraph" style:parent-style-name="Standard">
      <style:text-properties fo:font-size="15pt" officeooo:rsid="0006f8ac" officeooo:paragraph-rsid="0006f8ac" style:font-size-asian="13.1000003814697pt" style:font-size-complex="15pt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officeooo:rsid="0006eb4b"/>
    </style:style>
    <style:style style:name="T3" style:family="text">
      <style:text-properties officeooo:rsid="0006f8ac"/>
    </style:style>
    <style:style style:name="T4" style:family="text">
      <style:text-properties style:text-underline-style="none" officeooo:rsid="0006eb4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ext:p text:style-name="P1">PROYECTO (<text:span text:style-name="T1">Cod_Proyectos</text:span>, descripción) siendo</text:p>
      <text:p text:style-name="P1"/>
      <text:p text:style-name="P2">Cod_Proyectos entero no nulo;</text:p>
      <text:p text:style-name="P2">descripción cadena no nulo;</text:p>
      <text:p text:style-name="P2"/>
      <text:p text:style-name="P2">PK (Cod_Proyectos);</text:p>
      <text:p text:style-name="P2"/>
      <text:p text:style-name="P2"/>
      <text:p text:style-name="P2">EMPLEADO (<text:span text:style-name="T1">NIF</text:span>, nombre, apellido, titulación, teléfono, nacimiento, Cod_Departamento) siendo</text:p>
      <text:p text:style-name="P2"/>
      <text:p text:style-name="P2">NIF cadena no nulo;</text:p>
      <text:p text:style-name="P2">nombre cadena no nulo;</text:p>
      <text:p text:style-name="P2">apellido cadena no nulo;</text:p>
      <text:p text:style-name="P2">titulación cadena no nulo;</text:p>
      <text:p text:style-name="P2">teléfono entero no nulo;</text:p>
      <text:p text:style-name="P2">nacimiento cadena no nulo;</text:p>
      <text:p text:style-name="P2">Cod_Departamento entero no nulo;</text:p>
      <text:p text:style-name="P2"/>
      <text:p text:style-name="P2">PK (NIF);</text:p>
      <text:p text:style-name="P2">FK (Cod_Departamento/DEPARTAMENTO(Cod_Departamento));</text:p>
      <text:p text:style-name="P2"/>
      <text:p text:style-name="P2"/>
      <text:p text:style-name="P3">DEPARTAMENTO (<text:span text:style-name="T1">Cod_Departamento</text:span>, nombre) siendo</text:p>
      <text:p text:style-name="P3"/>
      <text:p text:style-name="P3">Cod_Departamento entero no nulo;</text:p>
      <text:p text:style-name="P3">nombre cadena no nulo;</text:p>
      <text:p text:style-name="P3"/>
      <text:p text:style-name="P3">PK (Cod_Departamento/DEPARTAMENTO(Cod_Departamento));</text:p>
      <text:p text:style-name="P3"/>
      <text:p text:style-name="P3"/>
      <text:p text:style-name="P5">TRABAJA (<text:span text:style-name="T1">Cod_Proyectos, NIF, Fecha_Incorporacion, Funciones_de_Coordinacion</text:span>) <text:span text:style-name="T3">siendo</text:span></text:p>
      <text:p text:style-name="P5"/>
      <text:p text:style-name="P6">Cod_Proyectos entero no nulo;</text:p>
      <text:p text:style-name="P6">NIF cadena no nulo;</text:p>
      <text:p text:style-name="P6">Fecha_Incorporacion cadena no nulo;</text:p>
      <text:p text:style-name="P6">Funciones_Coordinacion cadena no nulo;</text:p>
      <text:p text:style-name="P6"/>
      <text:p text:style-name="P6"><text:soft-page-break/>PK (<text:span text:style-name="T4">Cod_Proyectos, NIF, Fecha_Incorporacion, Funciones_de_Coordinacion</text:span>);</text:p>
      <text:p text:style-name="P6">FK (Cod_Proyectos/PROYECTO(Cod_Proyectos));</text:p>
      <text:p text:style-name="P6">FK(NIF/EMPLEADO(NIF));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11-11T19:52:48.232123042</meta:creation-date>
    <meta:generator>LibreOffice/7.0.4.2$Linux_X86_64 LibreOffice_project/00$Build-2</meta:generator>
    <dc:date>2021-11-12T08:30:20.547187499</dc:date>
    <meta:editing-duration>PT14M52S</meta:editing-duration>
    <meta:editing-cycles>5</meta:editing-cycles>
    <meta:document-statistic meta:table-count="0" meta:image-count="0" meta:object-count="0" meta:page-count="2" meta:paragraph-count="26" meta:word-count="99" meta:character-count="939" meta:non-whitespace-character-count="866"/>
  </office:meta>
</office:document-meta>
</file>